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Esta sección es clave: aquí revelamos la solución funcional al límite anterior. Es donde el sistema “cobra vida”, y el lector empieza a ver cómo puede operar un sistema de cálculo sin modificar su memoria base.</text:p>
      <text:p text:style-name="Text_20_body">Te propongo una estructura en <text:span text:style-name="Strong_20_Emphasis">cuatro subpartes</text:span>, que permite presentar el concepto, resolver el conflicto anterior y sentar las bases para los capítulos siguientes:</text:p>
      <text:p text:style-name="Horizontal_20_Line"/>
      <text:h text:style-name="Heading_20_3" text:outline-level="3"><text:span text:style-name="Strong_20_Emphasis">3. La reproducción como procesador</text:span></text:h>
      <text:h text:style-name="Heading_20_4" text:outline-level="4"><text:span text:style-name="Strong_20_Emphasis">3.1. Un sistema que se reinicia en cada generación</text:span></text:h>
      <text:list xml:id="list471373192" text:style-name="L1">
        <text:list-item>
          <text:p text:style-name="P1">Iniciamos con una observación fundamental:<text:line-break/>Aunque el ADN no cambia, los seres vivos <text:span text:style-name="Strong_20_Emphasis">sí cambian</text:span> de una generación a otra.</text:p>
        </text:list-item>
        <text:list-item>
          <text:p text:style-name="P1">Cada nuevo ser es una <text:span text:style-name="Strong_20_Emphasis">reinstanciación</text:span> del sistema: parte del mismo punto (el ADN), pero recorre un camino distinto.</text:p>
        </text:list-item>
        <text:list-item>
          <text:p text:style-name="P1">Esta es la clave: <text:span text:style-name="Strong_20_Emphasis">no se modifica el sistema, se reinicia desde su base</text:span>.</text:p>
        </text:list-item>
      </text:list>
      <text:p text:style-name="Quotations">Analogía: es como si, en lugar de actualizar un archivo, creáramos una nueva copia cada vez, ligeramente modificada.</text:p>
      <text:p text:style-name="Horizontal_20_Line"/>
      <text:h text:style-name="Heading_20_4" text:outline-level="4"><text:span text:style-name="Strong_20_Emphasis">3.2. Reproducirse para procesar</text:span></text:h>
      <text:list xml:id="list163735363" text:style-name="L2">
        <text:list-item>
          <text:p text:style-name="P2">Se explica el mecanismo central del sistema: la <text:span text:style-name="Strong_20_Emphasis">reproducción como acto de procesamiento</text:span>.</text:p>
        </text:list-item>
        <text:list-item>
          <text:p text:style-name="P2">Cada reproducción implica una aplicación del método (de cálculo), generando una <text:span text:style-name="Strong_20_Emphasis">nueva instancia con un ADN modificado</text:span> (mutado).</text:p>
        </text:list-item>
        <text:list-item>
          <text:p text:style-name="P2">La reproducción no es solo biológica; en este modelo, es el <text:span text:style-name="Strong_20_Emphasis">paso de cómputo</text:span> que transforma los datos y permite avanzar.</text:p>
        </text:list-item>
      </text:list>
      <text:p text:style-name="Quotations">Ejemplo: en una simulación, cada “individuo” toma el ADN anterior, lo transforma, y así produce una nueva versión con datos modificados.</text:p>
      <text:p text:style-name="Horizontal_20_Line"/>
      <text:h text:style-name="Heading_20_4" text:outline-level="4"><text:span text:style-name="Strong_20_Emphasis">3.3. La evolución como acumulación de pasos de cálculo</text:span></text:h>
      <text:list xml:id="list1628685357" text:style-name="L3">
        <text:list-item>
          <text:p text:style-name="P3">Se aclara que lo que vemos como “evolución” es, en realidad, una <text:span text:style-name="Strong_20_Emphasis">acumulación de pasos de procesamiento</text:span>.</text:p>
        </text:list-item>
        <text:list-item>
          <text:p text:style-name="P3">No es azar puro, ni tampoco diseño consciente: es <text:span text:style-name="Strong_20_Emphasis">proceso</text:span>, aplicado una y otra vez sobre los datos base.</text:p>
        </text:list-item>
        <text:list-item>
          <text:p text:style-name="P3">La inteligencia de este sistema no se basa en un individuo, sino en la <text:span text:style-name="Strong_20_Emphasis">dinámica del conjunto generacional</text:span>.</text:p>
        </text:list-item>
      </text:list>
      <text:p text:style-name="Quotations"><text:soft-page-break/>Analogía: como un algoritmo de búsqueda que prueba miles de rutas y se queda con las más exitosas.</text:p>
      <text:p text:style-name="Horizontal_20_Line"/>
      <text:h text:style-name="Heading_20_4" text:outline-level="4"><text:span text:style-name="Strong_20_Emphasis">3.4. Reproducción, no supervivencia</text:span></text:h>
      <text:list xml:id="list1282665585" text:style-name="L4">
        <text:list-item>
          <text:p text:style-name="P4">Finalizamos con una reflexión crítica: el verdadero objetivo del sistema <text:span text:style-name="Strong_20_Emphasis">no es vivir</text:span>, sino <text:span text:style-name="Strong_20_Emphasis">procesar</text:span>.</text:p>
        </text:list-item>
        <text:list-item>
          <text:p text:style-name="P4">La vida no se trata de <text:span text:style-name="Strong_20_Emphasis">mantener el sistema actual</text:span>, sino de <text:span text:style-name="Strong_20_Emphasis">crear nuevas versiones que avancen el cálculo</text:span>.</text:p>
        </text:list-item>
        <text:list-item>
          <text:p text:style-name="P4">Es una visión radical: <text:span text:style-name="Strong_20_Emphasis">la reproducción es el núcleo del pensamiento de la vida</text:span>.</text:p>
        </text:list-item>
      </text:list>
      <text:p text:style-name="Quotations">Cierre sugerido: “No se vive para sobrevivir. Se vive para reproducir. Y se reproduce para avanzar.”</text:p>
      <text:p text:style-name="Horizontal_20_Line"/>
      <text:p text:style-name="Text_20_body">¿Quieres que desarrolle esta sección completa con este esquema?</text:p>
      <text:p text:style-name="Standard"/>
      <text:p text:style-name="Standard"/>
      <text:p text:style-name="Standard"/>
      <text:p text:style-name="Text_20_body">Gracias por compartir esa idea, es profunda, poderosa y encaja perfectamente con la visión mística del libro. La metáfora del ADN como el verdadero “Espíritu” que recorre el tiempo, mudando de cuerpo como la serpiente su piel, es no solo coherente con el enfoque lógico del sistema inteligente, sino también profundamente evocadora desde un punto de vista filosófico y narrativo.</text:p>
      <text:p text:style-name="Text_20_body">Tomaré esta inspiración como base simbólica para darle más fuerza conceptual al laboratorio, aunque sin incluir directamente estas ideas místicas en esta sección. De todos modos, nos será útil sugerir en el fondo una continuidad del “ser” a través del ADN, sin necesidad de mencionarlo explícitamente. Esto hará que el lector intuya que hay algo más que una simple función técnica.</text:p>
      <text:p text:style-name="Text_20_body">Dicho esto, avancemos con la propuesta de estructura para la sección <text:span text:style-name="Strong_20_Emphasis">3 – La reproducción como procesador</text:span>.</text:p>
      <text:p text:style-name="Horizontal_20_Line"/>
      <text:h text:style-name="Heading_20_3" text:outline-level="3"><text:span text:style-name="Strong_20_Emphasis">3 – La reproducción como procesador</text:span></text:h>
      <text:p text:style-name="Text_20_body"><text:span text:style-name="Strong_20_Emphasis">Objetivo de la sección:</text:span><text:line-break/>Explicar cómo la reproducción —en apariencia un simple mecanismo biológico— puede ser utilizada como el verdadero procesador del sistema inteligente. Mostraremos cómo esta estrategia permite superar la inmutabilidad del ADN (memoria de solo lectura), y cómo convierte el proceso de creación de descendientes en un proceso de cálculo.</text:p>
      <text:p text:style-name="Horizontal_20_Line"/>
      <text:h text:style-name="Heading_20_4" text:outline-level="4"><text:soft-page-break/><text:span text:style-name="Strong_20_Emphasis">Estructura propuesta:</text:span></text:h>
      <text:p text:style-name="Horizontal_20_Line"/>
      <text:p text:style-name="Text_20_body"><text:span text:style-name="Strong_20_Emphasis">1. Introducción: La necesidad de un procesador</text:span></text:p>
      <text:list xml:id="list2101994015" text:style-name="L5">
        <text:list-item>
          <text:p text:style-name="P5">Recordamos brevemente el obstáculo presentado en la sección anterior: no se puede modificar la memoria (ADN).</text:p>
        </text:list-item>
        <text:list-item>
          <text:p text:style-name="P5">Señalamos que para avanzar en la resolución de un problema, es necesario <text:span text:style-name="Emphasis">cambiar el estado del sistema</text:span>.</text:p>
        </text:list-item>
        <text:list-item>
          <text:p text:style-name="P5">Planteamos entonces la pregunta clave: <text:span text:style-name="Emphasis">¿cómo puede avanzar el proceso si la memoria no se puede modificar?</text:span></text:p>
        </text:list-item>
      </text:list>
      <text:p text:style-name="Horizontal_20_Line"/>
      <text:p text:style-name="Text_20_body"><text:span text:style-name="Strong_20_Emphasis">2. La reproducción no como fin, sino como función</text:span></text:p>
      <text:list xml:id="list2448460537" text:style-name="L6">
        <text:list-item>
          <text:p text:style-name="P6">Se introduce la idea de que la reproducción puede verse desde otra perspectiva: no como simple multiplicación biológica, sino como una función de transformación de información.</text:p>
        </text:list-item>
        <text:list-item>
          <text:p text:style-name="P6">Cada nuevo individuo no es una copia exacta del anterior, sino una variación.</text:p>
        </text:list-item>
        <text:list-item>
          <text:p text:style-name="P6">En ese acto de variación, el sistema realiza un paso de cálculo: genera nuevas versiones del ADN con ligeros cambios (como en una función matemática).</text:p>
        </text:list-item>
        <text:list-item>
          <text:p text:style-name="P6">Cada generación representa un nuevo “estado del sistema”.</text:p>
        </text:list-item>
      </text:list>
      <text:p text:style-name="Horizontal_20_Line"/>
      <text:p text:style-name="Text_20_body"><text:span text:style-name="Strong_20_Emphasis">3. El modelo lógico del procesador</text:span></text:p>
      <text:list xml:id="list2422524316" text:style-name="L7">
        <text:list-item>
          <text:p text:style-name="P7">Mostramos que el sistema no necesita modificar la memoria, porque crea nuevas instancias con memorias ligeramente modificadas.</text:p>
        </text:list-item>
        <text:list-item>
          <text:p text:style-name="P7">Cada descendiente representa una “nueva versión del problema”, que avanza un paso hacia su solución.</text:p>
        </text:list-item>
        <text:list-item>
          <text:p text:style-name="P7">Así, el ADN no cambia en el tiempo dentro del mismo individuo, pero <text:span text:style-name="Emphasis">cambia en el espacio</text:span>, al replicarse con pequeñas modificaciones.</text:p>
        </text:list-item>
        <text:list-item>
          <text:p text:style-name="P7">La reproducción se convierte así en un método de exploración de soluciones.</text:p>
        </text:list-item>
        <text:list-item>
          <text:p text:style-name="P7">El sistema no modifica una memoria, sino que <text:span text:style-name="Emphasis">genera una nueva</text:span>.</text:p>
        </text:list-item>
      </text:list>
      <text:p text:style-name="Horizontal_20_Line"/>
      <text:p text:style-name="Text_20_body"><text:span text:style-name="Strong_20_Emphasis">4. Características clave del procesador basado en reproducción</text:span></text:p>
      <text:list xml:id="list2183724651" text:style-name="L8">
        <text:list-item>
          <text:p text:style-name="P8">Funciona por duplicación y modificación: no escribe sobre la memoria, sino que la multiplica y altera.</text:p>
        </text:list-item>
        <text:list-item>
          <text:p text:style-name="P8">La unidad de cálculo es el ciclo de vida: nacer → reproducirse → morir.</text:p>
        </text:list-item>
        <text:list-item>
          <text:p text:style-name="P8"><text:soft-page-break/>Cada ciclo representa un paso computacional: el sistema da un pequeño avance explorando nuevos caminos.</text:p>
        </text:list-item>
        <text:list-item>
          <text:p text:style-name="P8">La inteligencia surge por acumulación de pasos, generación tras generación.</text:p>
        </text:list-item>
      </text:list>
      <text:p text:style-name="Horizontal_20_Line"/>
      <text:p text:style-name="Text_20_body"><text:span text:style-name="Strong_20_Emphasis">5. Cierre: Una estrategia natural y poderosa</text:span></text:p>
      <text:list xml:id="list2612252458" text:style-name="L9">
        <text:list-item>
          <text:p text:style-name="P9">Concluimos que el obstáculo inicial —la inmutabilidad del ADN— no es una limitación definitiva.</text:p>
        </text:list-item>
        <text:list-item>
          <text:p text:style-name="P9">Al contrario, ha llevado a la aparición de un sistema de cálculo que, aunque distinto a las computadoras tradicionales, es igualmente efectivo.</text:p>
        </text:list-item>
        <text:list-item>
          <text:p text:style-name="P9">La reproducción convierte a la vida en una máquina capaz de procesar información, adaptarse y mejorar.</text:p>
        </text:list-item>
      </text:list>
      <text:p text:style-name="Quotations"><text:span text:style-name="Emphasis">Lo que parece un simple acto de reproducción biológica, se revela como una operación lógica.<text:line-break/>No estamos ante una estrategia ciega, sino ante una maquinaria sutil, capaz de pensar.</text:span></text:p>
      <text:p text:style-name="Horizontal_20_Line"/>
      <text:p text:style-name="Text_20_body">¿Te gustaría que redactemos ahora el texto completo de esta sección en base a esta estructura? ¿O prefieres primero revisar las ideas y ajustar el enfoqu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0T18:33:19.877000000</meta:creation-date>
    <dc:date>2025-07-20T19:05:15.740000000</dc:date>
    <meta:editing-duration>PT31M55S</meta:editing-duration>
    <meta:editing-cycles>2</meta:editing-cycles>
    <meta:generator>LibreOffice/7.3.5.2$Windows_X86_64 LibreOffice_project/184fe81b8c8c30d8b5082578aee2fed2ea847c01</meta:generator>
    <meta:document-statistic meta:table-count="0" meta:image-count="0" meta:object-count="0" meta:page-count="4" meta:paragraph-count="56" meta:word-count="1006" meta:character-count="6179" meta:non-whitespace-character-count="5258"/>
  </office:meta>
</office:document-meta>
</file>